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244cm" fo:min-width="3.86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034cm" fo:min-width="1.37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422cm" fo:min-width="4.645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.381cm" fo:min-width="2.666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806cm" fo:min-width="0.908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974cm" fo:min-width="1.48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heads_20_11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1.382cm" fo:min-width="2.666cm"/>
      <style:paragraph-properties style:writing-mode="lr-tb"/>
    </style:style>
    <style:style style:name="gr1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ouble_20_Dash" svg:stroke-color="#000000" draw:fill="none" draw:textarea-horizontal-align="justify" draw:textarea-vertical-align="middle" draw:auto-grow-height="false" fo:min-height="9.948cm" fo:min-width="28.386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2.198cm" fo:min-width="10.579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034cm" fo:min-width="1.993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035cm" fo:min-width="1.993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034cm" fo:min-width="3.863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034cm" fo:min-width="2.729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737cm" fo:min-width="3.31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731cm" fo:min-width="3.31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342cm" fo:min-width="3.31cm" fo:padding-top="0.165cm" fo:padding-bottom="0.165cm" fo:padding-left="0.29cm" fo:padding-right="0.29cm"/>
      <style:paragraph-properties style:writing-mode="lr-tb"/>
    </style:style>
    <style:style style:name="gr24" style:family="graphic" style:parent-style-name="objectwithoutfill">
      <style:graphic-properties svg:stroke-width="0.081cm" svg:stroke-color="#000000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draw:fill="none" draw:textarea-horizontal-align="justify" draw:textarea-vertical-align="middle" draw:auto-grow-height="false" fo:min-height="0.43cm" fo:min-width="0.761cm"/>
      <style:paragraph-properties style:writing-mode="lr-tb"/>
    </style:style>
    <style:style style:name="gr26" style:family="graphic" style:parent-style-name="objectwithoutfill">
      <style:graphic-properties svg:stroke-width="0.081cm" svg:stroke-color="#000000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000000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295cm" fo:min-width="2.57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295cm" fo:min-width="3.837cm" fo:padding-top="0.165cm" fo:padding-bottom="0.165cm" fo:padding-left="0.29cm" fo:padding-right="0.29cm"/>
      <style:paragraph-properties style:writing-mode="lr-tb"/>
    </style:style>
    <style:style style:name="gr30" style:family="graphic" style:parent-style-name="objectwithoutfill">
      <style:graphic-properties svg:stroke-width="0.081cm" svg:stroke-color="#000000" draw:marker-start-width="0.321cm" draw:marker-end="Arrowheads_20_16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000000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000000" draw:marker-start-width="0.321cm" draw:marker-end="Arrowheads_20_18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fo:font-size="19.8999996185303pt"/>
    </style:style>
    <style:style style:name="P2" style:family="paragraph">
      <loext:graphic-properties draw:fill="none"/>
      <style:paragraph-properties fo:text-align="center" style:writing-mode="lr-tb"/>
      <style:text-properties fo:font-size="19.8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62cm" svg:height="2.494cm" svg:x="8.851cm" svg:y="6.985cm">
          <text:p text:style-name="P1"><text:span text:style-name="T1">Baseband</text:span></text:p>
          <text:p text:style-name="P1"><text:span text:style-name="T1">I/Q</text:span></text:p>
          <text:p text:style-name="P1"><text:span text:style-name="T1">sampl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87cm" svg:height="1.284cm" svg:x="7.343cm" svg:y="3.165cm">
          <text:p text:style-name="P1"><text:span text:style-name="T1">DM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93cm" svg:y1="3.193cm" svg:x2="8.851cm" svg:y2="8.232cm" draw:start-shape="id1" draw:start-glue-point="1" draw:end-shape="id2" draw:end-glue-point="3" svg:d="M4930 3193h1960v5039h1961" svg:viewBox="0 0 3922 5040">
          <text:p/>
        </draw:connector>
        <draw:connector draw:style-name="gr4" draw:text-style-name="P3" draw:layer="layout" svg:x1="4.93cm" svg:y1="5.136cm" svg:x2="8.851cm" svg:y2="8.232cm" draw:start-shape="id3" draw:start-glue-point="1" draw:end-shape="id2" draw:end-glue-point="3" svg:d="M4930 5136h1960v3096h1961" svg:viewBox="0 0 3922 3097">
          <text:p/>
        </draw:connector>
        <draw:connector draw:style-name="gr5" draw:text-style-name="P3" draw:layer="layout" svg:x1="4.93cm" svg:y1="7.08cm" svg:x2="8.851cm" svg:y2="8.232cm" draw:start-shape="id4" draw:start-glue-point="1" draw:end-shape="id2" draw:end-glue-point="3" svg:d="M4930 7080h1960v1152h1961" svg:viewBox="0 0 3922 1153">
          <text:p/>
        </draw:connector>
        <draw:connector draw:style-name="gr6" draw:text-style-name="P3" draw:layer="layout" svg:x1="13.213cm" svg:y1="8.232cm" svg:x2="14.87cm" svg:y2="8.232cm" draw:start-shape="id2" draw:start-glue-point="1" draw:end-shape="id5" draw:end-glue-point="3" svg:d="M13213 8232h1657" svg:viewBox="0 0 1658 1">
          <text:p/>
        </draw:connector>
        <draw:custom-shape draw:style-name="gr7" draw:text-style-name="P2" xml:id="id6" draw:id="id6" draw:layer="layout" svg:width="5.145cm" svg:height="3.672cm" svg:x="14.387cm" svg:y="11.887cm">
          <text:p text:style-name="P1"><text:span text:style-name="T1">SDR</text:span></text:p>
          <text:p text:style-name="P1"><text:span text:style-name="T1">Transmit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166cm" svg:height="1.631cm" svg:x="21.833cm" svg:y="13.892cm">
          <text:p text:style-name="P1"><text:span text:style-name="T1">Communication cabl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7" draw:id="id7" draw:layer="layout" svg:width="2.814cm" svg:height="3.166cm" draw:transform="rotate (1.5707963267949) translate (6.586cm 15.131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8" draw:id="id8" draw:layer="layout" svg:width="1.98cm" svg:height="1.224cm" svg:x="6.557cm" svg:y="13.112cm">
          <text:p text:style-name="P5"><text:s text:c="10"/>PA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4.387cm" svg:y1="13.723cm" svg:x2="9.752cm" svg:y2="13.725cm" draw:start-shape="id6" draw:start-glue-point="3" draw:end-shape="id7" draw:end-glue-point="7" svg:d="M14387 13723h-2317v2h-2318" svg:viewBox="0 0 4636 3">
          <text:p/>
        </draw:connector>
        <draw:custom-shape draw:style-name="gr12" draw:text-style-name="P2" draw:layer="layout" svg:width="3.166cm" svg:height="1.632cm" svg:x="9.785cm" svg:y="13.879cm">
          <text:p text:style-name="P1"><text:span text:style-name="T1">Co-axis</text:span></text:p>
          <text:p text:style-name="P1"><text:span text:style-name="T1">cable</text:span></text:p>
          <draw:enhanced-geometry svg:viewBox="0 0 21600 21600" draw:type="rectangle" draw:enhanced-path="M 0 0 L 21600 0 21600 21600 0 21600 0 0 Z N"/>
        </draw:custom-shape>
        <draw:g xml:id="id9" draw:id="id9">
          <draw:line draw:style-name="gr13" draw:text-style-name="P3" draw:layer="layout" svg:x1="3.777cm" svg:y1="11.288cm" svg:x2="3.777cm" svg:y2="13.735cm">
            <text:p/>
          </draw:line>
          <draw:line draw:style-name="gr13" draw:text-style-name="P3" draw:layer="layout" svg:x1="2.827cm" svg:y1="11.288cm" svg:x2="4.726cm" svg:y2="11.288cm">
            <text:p/>
          </draw:line>
          <draw:line draw:style-name="gr13" draw:text-style-name="P3" draw:layer="layout" svg:x1="2.827cm" svg:y1="11.288cm" svg:x2="3.777cm" svg:y2="12.267cm">
            <text:p/>
          </draw:line>
          <draw:line draw:style-name="gr13" draw:text-style-name="P3" draw:layer="layout" svg:x1="4.727cm" svg:y1="11.288cm" svg:x2="3.777cm" svg:y2="12.267cm">
            <text:p/>
          </draw:line>
        </draw:g>
        <draw:connector draw:style-name="gr13" draw:text-style-name="P3" draw:layer="layout" draw:type="line" svg:x1="6.557cm" svg:y1="13.724cm" svg:x2="3.777cm" svg:y2="13.735cm" draw:start-shape="id8" draw:start-glue-point="3" draw:end-shape="id9" draw:end-glue-point="2" svg:d="M6557 13724l-2780 11" svg:viewBox="0 0 2781 12">
          <text:p/>
        </draw:connector>
        <draw:connector draw:style-name="gr14" draw:text-style-name="P3" draw:layer="layout" svg:x1="26.987cm" svg:y1="7.772cm" svg:x2="19.532cm" svg:y2="13.723cm" draw:start-shape="id10" draw:start-glue-point="2" draw:end-shape="id6" draw:end-glue-point="1" svg:d="M26987 7772v5951h-7455" svg:viewBox="0 0 7456 5952">
          <text:p/>
        </draw:connector>
        <draw:custom-shape draw:style-name="gr15" draw:text-style-name="P3" draw:layer="layout" svg:width="28.886cm" svg:height="10.198cm" svg:x="0.454cm" svg:y="0.1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1.079cm" svg:height="2.448cm" svg:x="1.006cm" svg:y="0.291cm">
          <text:p text:style-name="P1"><text:span text:style-name="T1">Program running on</text:span></text:p>
          <text:p text:style-name="P1"><text:span text:style-name="T1">a high performance workst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166cm" svg:height="1.632cm" svg:x="3.679cm" svg:y="13.879cm">
          <text:p text:style-name="P1"><text:span text:style-name="T1">Co-axis</text:span></text:p>
          <text:p text:style-name="P1"><text:span text:style-name="T1">cable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4" xml:id="id3" draw:id="id3" draw:layer="layout" svg:width="2.493cm" svg:height="1.284cm" svg:x="2.437cm" svg:y="4.494cm">
            <text:p text:style-name="P5">Period</text:p>
            <draw:enhanced-geometry svg:viewBox="0 0 21600 21600" draw:type="rectangle" draw:enhanced-path="M 0 0 L 21600 0 21600 21600 0 21600 0 0 Z N"/>
          </draw:custom-shape>
          <draw:custom-shape draw:style-name="gr18" draw:text-style-name="P4" xml:id="id1" draw:id="id1" draw:layer="layout" svg:width="2.493cm" svg:height="1.285cm" svg:x="2.437cm" svg:y="2.551cm">
            <text:p text:style-name="P5">Profi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xml:id="id4" draw:id="id4" draw:layer="layout" svg:width="4.363cm" svg:height="1.284cm" svg:x="0.567cm" svg:y="6.438cm">
            <text:p text:style-name="P5">Freq range</text:p>
            <draw:enhanced-geometry svg:viewBox="0 0 21600 21600" draw:type="rectangle" draw:enhanced-path="M 0 0 L 21600 0 21600 21600 0 21600 0 0 Z N"/>
          </draw:custom-shape>
          <draw:custom-shape draw:style-name="gr20" draw:text-style-name="P2" xml:id="id11" draw:id="id11" draw:layer="layout" svg:width="3.229cm" svg:height="1.284cm" svg:x="1.701cm" svg:y="8.381cm">
            <text:p text:style-name="P1"><text:span text:style-name="T1">R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4" xml:id="id5" draw:id="id5" draw:layer="layout" svg:width="3.81cm" svg:height="1.987cm" svg:x="14.87cm" svg:y="7.239cm">
          <text:p text:style-name="P5">FFT</text:p>
          <text:p text:style-name="P5">data</text:p>
          <draw:enhanced-geometry svg:viewBox="0 0 21600 21600" draw:type="rectangle" draw:enhanced-path="M 0 0 L 21600 0 21600 21600 0 21600 0 0 Z N"/>
        </draw:custom-shape>
        <draw:custom-shape draw:style-name="gr22" draw:text-style-name="P4" xml:id="id12" draw:id="id12" draw:layer="layout" svg:width="3.81cm" svg:height="1.981cm" svg:x="19.05cm" svg:y="4.986cm">
          <text:p text:style-name="P5">Dispersed</text:p>
          <text:p text:style-name="P5">FFT</text:p>
          <text:p text:style-name="P5">data</text:p>
          <draw:enhanced-geometry svg:viewBox="0 0 21600 21600" draw:type="rectangle" draw:enhanced-path="M 0 0 L 21600 0 21600 21600 0 21600 0 0 Z N"/>
        </draw:custom-shape>
        <draw:custom-shape draw:style-name="gr23" draw:text-style-name="P4" xml:id="id10" draw:id="id10" draw:layer="layout" svg:width="3.81cm" svg:height="3.592cm" svg:x="25.082cm" svg:y="4.18cm">
          <text:p text:style-name="P5">Dispersed</text:p>
          <text:p text:style-name="P5">baseband</text:p>
          <text:p text:style-name="P5">I/Q</text:p>
          <text:p text:style-name="P5">samples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4.93cm" svg:y1="9.023cm" svg:x2="8.851cm" svg:y2="8.232cm" draw:start-shape="id11" draw:start-glue-point="1" draw:end-shape="id2" draw:end-glue-point="3" svg:d="M4930 9023h1960v-791h1961" svg:viewBox="0 0 3922 792">
          <text:p/>
        </draw:connector>
        <draw:custom-shape draw:style-name="gr25" draw:text-style-name="P2" draw:layer="layout" svg:width="1.261cm" svg:height="0.68cm" svg:x="13.421cm" svg:y="7.402cm">
          <text:p text:style-name="P1"><text:span text:style-name="T1">FFT</text:span></text:p>
          <draw:enhanced-geometry svg:viewBox="0 0 21600 21600" draw:type="rectangle" draw:enhanced-path="M 0 0 L 21600 0 21600 21600 0 21600 0 0 Z N"/>
        </draw:custom-shape>
        <draw:connector draw:style-name="gr26" draw:text-style-name="P3" draw:layer="layout" svg:x1="18.68cm" svg:y1="8.232cm" svg:x2="20.955cm" svg:y2="6.967cm" draw:start-shape="id5" draw:end-shape="id12" draw:end-glue-point="2" svg:d="M18680 8232h2275v-1265" svg:viewBox="0 0 2276 1266">
          <text:p/>
        </draw:connector>
        <draw:connector draw:style-name="gr27" draw:text-style-name="P3" draw:layer="layout" svg:x1="22.86cm" svg:y1="5.976cm" svg:x2="25.082cm" svg:y2="5.976cm" draw:start-shape="id12" draw:start-glue-point="1" draw:end-shape="id10" draw:end-glue-point="3" svg:d="M22860 5976h2222" svg:viewBox="0 0 2223 1">
          <text:p/>
        </draw:connector>
        <draw:custom-shape draw:style-name="gr25" draw:text-style-name="P2" draw:layer="layout" svg:width="1.261cm" svg:height="0.68cm" svg:x="23.23cm" svg:y="5.152cm">
          <text:p text:style-name="P1"><text:span text:style-name="T1">IFFT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4" draw:id="id14" draw:layer="layout" svg:width="3.07cm" svg:height="2.545cm" svg:x="10.143cm" svg:y="2.535cm">
          <text:p text:style-name="P1"><text:span text:style-name="T1">Delay</text:span></text:p>
          <text:p text:style-name="P1"><text:span text:style-name="T1">of each</text:span></text:p>
          <text:p text:style-name="P1"><text:span text:style-name="T1">freq po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xml:id="id15" draw:id="id15" draw:layer="layout" svg:width="4.337cm" svg:height="2.545cm" svg:x="14.343cm" svg:y="2.535cm">
          <text:p text:style-name="P1"><text:span text:style-name="T1">Phase factor</text:span></text:p>
          <text:p text:style-name="P1"><text:span text:style-name="T1">of each</text:span></text:p>
          <text:p text:style-name="P1"><text:span text:style-name="T1">freq point</text:span></text:p>
          <draw:enhanced-geometry svg:viewBox="0 0 21600 21600" draw:type="rectangle" draw:enhanced-path="M 0 0 L 21600 0 21600 21600 0 21600 0 0 Z N"/>
        </draw:custom-shape>
        <draw:connector draw:style-name="gr30" draw:text-style-name="P3" draw:layer="layout" svg:x1="9.213cm" svg:y1="3.807cm" svg:x2="10.143cm" svg:y2="3.807cm" draw:start-shape="id13" draw:start-glue-point="1" draw:end-shape="id14" draw:end-glue-point="3" svg:d="M9213 3807h930" svg:viewBox="0 0 931 1">
          <text:p/>
        </draw:connector>
        <draw:connector draw:style-name="gr31" draw:text-style-name="P3" draw:layer="layout" svg:x1="13.213cm" svg:y1="3.807cm" svg:x2="14.343cm" svg:y2="3.807cm" draw:start-shape="id14" draw:start-glue-point="1" draw:end-shape="id15" draw:end-glue-point="3" svg:d="M13213 3807h1130" svg:viewBox="0 0 1131 1">
          <text:p/>
        </draw:connector>
        <draw:connector draw:style-name="gr32" draw:text-style-name="P3" draw:layer="layout" svg:x1="18.68cm" svg:y1="3.807cm" svg:x2="20.955cm" svg:y2="4.986cm" draw:start-shape="id15" draw:end-shape="id12" draw:end-glue-point="0" svg:d="M18680 3807h2275v1179" svg:viewBox="0 0 2276 118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11-28T17:25:24.016794433</meta:creation-date>
    <dc:date>2020-12-27T20:19:42.251470792</dc:date>
    <meta:editing-duration>PT1H24M24S</meta:editing-duration>
    <meta:editing-cycles>28</meta:editing-cycles>
    <meta:generator>LibreOffice/7.0.0.3$Linux_X86_64 LibreOffice_project/00$Build-3</meta:generator>
    <meta:document-statistic meta:object-count="40"/>
  </office:meta>
</office:document-meta>
</file>